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698" officeooo:paragraph-rsid="001c76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combination-sum-iii/" text:style-name="Internet_20_link" text:visited-style-name="Visited_20_Internet_20_Link">https://leetcode.com/problems/combination-sum-iii/</text:a></text:p>
      <text:p text:style-name="P1"/>
      <text:p text:style-name="P1">public class Solution {</text:p>
      <text:p text:style-name="P1"><text:s text:c="4"/>public List&lt;List&lt;Integer&gt;&gt; combinationSum3(int k, int n) {</text:p>
      <text:p text:style-name="P1"><text:s text:c="8"/>LinkedList&lt;List&lt;Integer&gt;&gt; results = new LinkedList&lt;List&lt;Integer&gt;&gt;();</text:p>
      <text:p text:style-name="P1"><text:s text:c="8"/>LinkedList&lt;Integer&gt; path = new LinkedList&lt;Integer&gt;(); </text:p>
      <text:p text:style-name="P1"><text:s text:c="8"/>int remain = n; int start = 1;</text:p>
      <text:p text:style-name="P1"><text:s text:c="8"/>helper(results,path,1,k,remain);</text:p>
      <text:p text:style-name="P1"><text:s text:c="8"/>return results; </text:p>
      <text:p text:style-name="P1"><text:s text:c="4"/>}</text:p>
      <text:p text:style-name="P1"><text:s text:c="4"/></text:p>
      <text:p text:style-name="P1"><text:s text:c="4"/>public void helper(LinkedList&lt;List&lt;Integer&gt;&gt; results, LinkedList&lt;Integer&gt; path, int start, int k, int remain)</text:p>
      <text:p text:style-name="P1"><text:s text:c="4"/>{</text:p>
      <text:p text:style-name="P1"><text:s text:c="8"/>if(remain &lt; 0 || k &lt; 0) return;</text:p>
      <text:p text:style-name="P1"><text:s text:c="8"/>else if (remain == 0 &amp;&amp; k == 0) results.add(path);</text:p>
      <text:p text:style-name="P1"><text:s text:c="8"/>else</text:p>
      <text:p text:style-name="P1"><text:s text:c="8"/>{</text:p>
      <text:p text:style-name="P1"><text:s text:c="12"/>for(int i = start; i &lt;= 9; i++)</text:p>
      <text:p text:style-name="P1"><text:s text:c="12"/>{</text:p>
      <text:p text:style-name="P1"><text:s text:c="16"/>LinkedList&lt;Integer&gt; newPath = (LinkedList)path.clone();</text:p>
      <text:p text:style-name="P1"><text:s text:c="16"/>newPath.add(i);</text:p>
      <text:p text:style-name="P1"><text:s text:c="16"/>helper(results,newPath,i+1,k-1,remain-i);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2:21:14.013652381</meta:creation-date>
    <dc:date>2017-02-02T12:21:25.818820436</dc:date>
    <meta:editing-duration>PT11S</meta:editing-duration>
    <meta:editing-cycles>1</meta:editing-cycles>
    <meta:document-statistic meta:table-count="0" meta:image-count="0" meta:object-count="0" meta:page-count="1" meta:paragraph-count="26" meta:word-count="86" meta:character-count="867" meta:non-whitespace-character-count="611"/>
    <meta:generator>LibreOffice/5.1.4.2$Linux_X86_64 LibreOffice_project/10m0$Build-2</meta:generator>
  </office:meta>
</office:document-meta>
</file>